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5791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1.0535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1.7075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39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office:value-type="string" calcext:value-type="string">
            <text:p>KnockbackVelocity (float)</text:p>
          </table:table-cell>
          <table:table-cell office:value-type="string" calcext:value-type="string">
            <text:p>HitstopDurationMilliseconds (float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80" calcext:value-type="float">
            <text:p>8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44.4444444444444" calcext:value-type="float">
            <text:p>44.4444444444444</text:p>
          </table:table-cell>
          <table:table-cell table:formula="of:=[.J2]/[.N2]/[.K2]" office:value-type="float" office:value="1.25" calcext:value-type="float">
            <text:p>1.2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75" calcext:value-type="float">
            <text:p>75</text:p>
          </table:table-cell>
          <table:table-cell table:formula="of:=[.C3]*[.J3]" office:value-type="float" office:value="150" calcext:value-type="float">
            <text:p>150</text:p>
          </table:table-cell>
          <table:table-cell table:formula="of:=[.E3]/([.G3]+[.L3])" office:value-type="float" office:value="42.8571428571429" calcext:value-type="float">
            <text:p>42.8571428571429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0666666666666667" calcext:value-type="float">
            <text:p>0.06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5" calcext:value-type="float">
            <text:p>5</text:p>
          </table:table-cell>
          <table:table-cell table:formula="of:=[.B4]*[.O4]" office:value-type="float" office:value="30" calcext:value-type="float">
            <text:p>30</text:p>
          </table:table-cell>
          <table:table-cell table:formula="of:=[.C4]*[.N4]" office:value-type="float" office:value="60" calcext:value-type="float">
            <text:p>60</text:p>
          </table:table-cell>
          <table:table-cell table:formula="of:=[.C4]*[.J4]" office:value-type="float" office:value="150" calcext:value-type="float">
            <text:p>150</text:p>
          </table:table-cell>
          <table:table-cell table:formula="of:=[.E4]/([.G4]+[.L4])" office:value-type="float" office:value="37.5" calcext:value-type="float">
            <text:p>37.5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 table:number-rows-repeated="1048571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3:39:51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7-01T15:01:45.109000000</dc:date>
    <meta:editing-duration>PT9H34M6S</meta:editing-duration>
    <meta:editing-cycles>45</meta:editing-cycles>
    <meta:document-statistic meta:table-count="1" meta:cell-count="96" meta:object-count="0"/>
  </office:meta>
</office:document-meta>
</file>